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5.114cm" svg:y1="3.833cm" svg:x2="13.35cm" svg:y2="3.261cm" draw:start-shape="id9" draw:start-glue-point="0" draw:end-shape="id10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1" draw:start-glue-point="3" draw:end-shape="id10" draw:end-glue-point="9" svg:d="M18161 3873l-4811-612" svg:viewBox="0 0 4812 613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51cm" svg:y1="21.59cm" svg:x2="14.732cm" svg:y2="9.144cm" draw:start-shape="id15" draw:start-glue-point="3" draw:end-shape="id3" draw:end-glue-point="2" svg:d="M16510 21590l-1778-12446" svg:viewBox="0 0 1779 12447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7" draw:start-glue-point="3" svg:d="M16002 2349l-2651 895" svg:viewBox="0 0 2652 896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1.905cm" svg:height="2.032cm" svg:x="18.315cm" svg:y="4.699cm">
          <text:p text:style-name="P1"><text:span text:style-name="T1">Recovery</text:span></text:p>
          <text:p text:style-name="P1"><text:span text:style-name="T1">(backu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7.426cm" svg:y2="6.35cm" draw:start-shape="id21" draw:start-glue-point="0" draw:end-shape="id8" svg:d="M19108 6974l-1682-624" svg:viewBox="0 0 1683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8.315cm" svg:y1="5.715cm" svg:x2="17.426cm" svg:y2="6.35cm" draw:start-shape="id23" draw:start-glue-point="3" draw:end-shape="id8" draw:end-glue-point="1" svg:d="M18315 5715l-889 635" svg:viewBox="0 0 890 636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775cm" svg:y2="7.239cm" draw:start-shape="id24" draw:start-glue-point="0" draw:end-shape="id8" draw:end-glue-point="2" svg:d="M16710 9344l-935-2105" svg:viewBox="0 0 936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27cm" svg:y="10.16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349cm" svg:y1="10.16cm" svg:x2="4.608cm" svg:y2="6.224cm" draw:start-shape="id35" draw:start-glue-point="0" svg:d="M2349 10160l2259-3936" svg:viewBox="0 0 2260 3937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  <draw:custom-shape draw:style-name="gr1" draw:text-style-name="P2" xml:id="id38" draw:id="id38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08cm" svg:y2="6.225cm" draw:start-shape="id38" draw:start-glue-point="1" svg:d="M3175 7366l1433-1141" svg:viewBox="0 0 1434 1142">
          <text:p/>
        </draw:connector>
        <draw:custom-shape draw:style-name="gr1" draw:text-style-name="P2" xml:id="id39" draw:id="id39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19.05cm" svg:x2="14.69cm" svg:y2="9.145cm" draw:start-shape="id39" draw:start-glue-point="3" svg:d="M16764 19050l-2074-9905" svg:viewBox="0 0 2075 9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10-23T11:24:40.018927591</dc:date>
    <meta:editing-duration>PT2H12M41S</meta:editing-duration>
    <meta:editing-cycles>42</meta:editing-cycles>
    <meta:generator>LibreOffice/4.2.8.2$Linux_X86_64 LibreOffice_project/420m0$Build-2</meta:generator>
    <meta:document-statistic meta:object-count="80"/>
  </office:meta>
</office:document-meta>
</file>